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Distant light swept across the sedge. <text:s/>Shivering, endless shivering for a moment, for only a moment <text:s/>wishing the for light touch me. <text:s/>What was I saying. <text:s/>The prison was already within. <text:s/>Naked hybrid creatures humans so far out of touch with wildness. <text:s/>Hell the wilderness was within <text:s/>We creeping silently the the mash had ears. Electronic ones fine tuned from afar in the towering steel five miles to our south. <text:s/>Awol squandering hard won trust. <text:s/>Gale had been voted most likely to stay, connected to gaunt Gail hardly a member less the oracle suspected her of anything beyond the certainty of her own demise. <text:s/>You have to take me with you of a we gained. <text:s text:c="2"/>To be caught was to face the severity afforded an example, our tortured presence serving as a twisted example of ill considered flight. <text:s/>There was no escape. <text:s/>How could it be here is the bush, it swamp a timid moon seeking it's own solace. <text:s/>Come out you are surrounded. <text:s/>The thundering loud speak voice following paralysing sonic blasts rendering sleep, thought impossible. <text:s/>Beyond, the razored wired enclosure the inmates collective hoping for our return anything to stop the noise. <text:s/>For it was here ideology met contempt.</text:p>
      <text:p text:style-name="Standard"><text:tab/>The swamp was our only hope. Ironic your only hope the thing which might kill you. <text:s/>We needed to last three days. <text:s/>SPEC avoiding the embarrassment of successful escape. Could claim we'd been killed while resisting lawful capture. Lawful capture huh? <text:s/>The coast if we could make it to the last pockets of resistance 200 miles southwest of here more or less. <text:s/>Coughing through her hand. I was worried the swamp surrounding the enclosure reputedly stacked with engineer pathogens. <text:s/>Would I take her back to cure, to capture. </text:p>
      <text:p text:style-name="Standard"><text:tab/>The implant our crime was to refuse the implant. <text:s/>The</text:p>
      <text:p text:style-name="Standard"><text:tab/></text:p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 Hudson</meta:initial-creator>
    <meta:creation-date>2011-08-19T10:27:43</meta:creation-date>
    <dc:date>2011-08-19T23:35:32</dc:date>
    <dc:creator>Fred Hudson</dc:creator>
    <meta:editing-duration>PT12H51M38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5" meta:word-count="299" meta:character-count="1761"/>
  </office:meta>
</office:document-meta>
</file>